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8a2e5"/>
    </style:style>
    <style:style style:name="P2" style:family="paragraph" style:parent-style-name="Heading_20_2">
      <style:text-properties officeooo:paragraph-rsid="0058a2e5"/>
    </style:style>
    <style:style style:name="P3" style:family="paragraph" style:parent-style-name="Text_20_body">
      <style:text-properties officeooo:rsid="00253ea3" officeooo:paragraph-rsid="0058a2e5"/>
    </style:style>
    <style:style style:name="P4" style:family="paragraph" style:parent-style-name="Heading_20_2">
      <style:text-properties officeooo:rsid="001d4a08" officeooo:paragraph-rsid="0058a2e5"/>
    </style:style>
    <style:style style:name="P5" style:family="paragraph" style:parent-style-name="Text_20_body" style:list-style-name="L1">
      <style:text-properties fo:font-weight="normal" officeooo:rsid="004d3706" officeooo:paragraph-rsid="0058a2e5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6233c8" officeooo:paragraph-rsid="006233c8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33c2b0" officeooo:paragraph-rsid="0058a2e5" style:font-weight-asian="normal" style:font-weight-complex="normal"/>
    </style:style>
    <style:style style:name="P8" style:family="paragraph" style:parent-style-name="Heading_20_2" style:list-style-name="">
      <style:text-properties officeooo:rsid="001de5be" officeooo:paragraph-rsid="0058a2e5"/>
    </style:style>
    <style:style style:name="P9" style:family="paragraph" style:parent-style-name="Heading_20_2">
      <style:paragraph-properties fo:break-before="page"/>
      <style:text-properties officeooo:rsid="001de5be" officeooo:paragraph-rsid="0058a2e5"/>
    </style:style>
    <style:style style:name="P10" style:family="paragraph" style:parent-style-name="Text_20_body">
      <style:text-properties officeooo:rsid="0025c04a" officeooo:paragraph-rsid="0058a2e5"/>
    </style:style>
    <style:style style:name="T1" style:family="text">
      <style:text-properties officeooo:rsid="006233c8"/>
    </style:style>
    <style:style style:name="T2" style:family="text">
      <style:text-properties officeooo:rsid="005cbb9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4</text:span><text:span text:style-name="T2">.</text:span><text:span text:style-name="T1">1</text:span></text:p>
      <text:h text:style-name="P2" text:outline-level="2">AIM</text:h>
      <text:p text:style-name="P3">To <text:span text:style-name="T1">implement intermediate code generation</text:span>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Read arithmetic expression as a string</text:p>
        </text:list-item>
        <text:list-item>
          <text:p text:style-name="P6">For each operator in order of precedence (‘/’&gt;’*’&gt;’+’&gt;’-’):</text:p>
          <text:list>
            <text:list-item>
              <text:p text:style-name="P6">Parse input from left to right</text:p>
            </text:list-item>
            <text:list-item>
              <text:p text:style-name="P6">If the i<text:span text:style-name="T3">th</text:span> character is an operator:</text:p>
              <text:list>
                <text:list-item>
                  <text:p text:style-name="P6">The (i-1)<text:span text:style-name="T3">th</text:span> character and the (i+1)<text:span text:style-name="T3">th</text:span><text:span text:style-name="T4"> character are considered operands.</text:span></text:p>
                </text:list-item>
                <text:list-item>
                  <text:p text:style-name="P6">A new temporary variable is initialized and considered the destination.</text:p>
                </text:list-item>
                <text:list-item>
                  <text:p text:style-name="P6">Three address code based on operator, operands, and the destination is represented as quadruple and printed.</text:p>
                </text:list-item>
                <text:list-item>
                  <text:p text:style-name="P6">The ith character and the two characters surrounding it are replaced with the temporary variable.</text:p>
                </text:list-item>
              </text:list>
            </text:list-item>
          </text:list>
        </text:list-item>
        <text:list-item>
          <text:p text:style-name="P6">Handle assignment by representing it as as quadruple where the LHS is the operand and the RHS is the destination. The operator is ‘=’.</text:p>
        </text:list-item>
        <text:list-item>
          <text:p text:style-name="P7">Stop</text:p>
        </text:list-item>
      </text:list>
      <text:h text:style-name="P8" text:outline-level="2"/>
      <text:h text:style-name="P9" text:outline-level="2">RESULT</text:h>
      <text:p text:style-name="P10">Successfully <text:span text:style-name="T2">implemented </text:span><text:span text:style-name="T1">intermediate code gener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5cbb9e"/>
    </style:style>
    <style:style style:name="MT3" style:family="text">
      <style:text-properties officeooo:rsid="006233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2</text:span><text:span text:style-name="MT3">9</text:span>/0<text:span text:style-name="MT2">9</text:span>/202<text:span text:style-name="MT2">5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10-11T14:10:10.528215160</dc:date>
    <meta:editing-duration>PT7H15S</meta:editing-duration>
    <meta:editing-cycles>33</meta:editing-cycles>
    <meta:generator>LibreOffice/25.2.6.2$Linux_X86_64 LibreOffice_project/520$Build-2</meta:generator>
    <meta:print-date>2025-09-28T13:23:17.469901692</meta:print-date>
    <meta:printed-by>PDF files</meta:printed-by>
    <meta:document-statistic meta:table-count="0" meta:image-count="0" meta:object-count="0" meta:page-count="2" meta:paragraph-count="18" meta:word-count="132" meta:character-count="818" meta:non-whitespace-character-count="715"/>
  </office:meta>
</office:document-meta>
</file>